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f204"/>
    </style:style>
    <style:style style:name="P2" style:family="paragraph" style:parent-style-name="Standard">
      <style:text-properties officeooo:rsid="001dcadd" officeooo:paragraph-rsid="001dcadd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officeooo:rsid="001bf204" officeooo:paragraph-rsid="001bf204" style:font-size-asian="12pt" style:font-size-complex="12pt"/>
    </style:style>
    <style:style style:name="P5" style:family="paragraph" style:parent-style-name="Standard">
      <style:text-properties fo:font-size="12pt" officeooo:rsid="001bf204" officeooo:paragraph-rsid="0020f27a" style:font-size-asian="12pt" style:font-size-complex="12pt"/>
    </style:style>
    <style:style style:name="P6" style:family="paragraph" style:parent-style-name="Standard">
      <style:text-properties fo:font-size="12pt" officeooo:paragraph-rsid="001bf204" style:font-size-asian="12pt" style:font-size-complex="12pt"/>
    </style:style>
    <style:style style:name="P7" style:family="paragraph" style:parent-style-name="Standard">
      <style:text-properties fo:font-size="12pt" officeooo:paragraph-rsid="001e2495" style:font-size-asian="12pt" style:font-size-complex="12pt"/>
    </style:style>
    <style:style style:name="P8" style:family="paragraph" style:parent-style-name="Standard">
      <style:text-properties fo:font-size="12pt" officeooo:rsid="001dcadd" officeooo:paragraph-rsid="001dcadd" style:font-size-asian="12pt" style:font-size-complex="12pt"/>
    </style:style>
    <style:style style:name="P9" style:family="paragraph" style:parent-style-name="Standard">
      <style:text-properties fo:font-size="12pt" officeooo:rsid="001eb3f5" officeooo:paragraph-rsid="001eb3f5" style:font-size-asian="12pt" style:font-size-complex="12pt"/>
    </style:style>
    <style:style style:name="P10" style:family="paragraph" style:parent-style-name="Standard">
      <style:text-properties fo:font-size="12pt" officeooo:rsid="001eb3f5" officeooo:paragraph-rsid="00214d4a" style:font-size-asian="12pt" style:font-size-complex="12pt"/>
    </style:style>
    <style:style style:name="P11" style:family="paragraph" style:parent-style-name="Standard">
      <style:text-properties fo:font-size="12pt" fo:font-weight="bold" officeooo:rsid="001bf204" officeooo:paragraph-rsid="001bf204" style:font-size-asian="12pt" style:font-weight-asian="bold" style:font-size-complex="12pt" style:font-weight-complex="bold"/>
    </style:style>
    <style:style style:name="T1" style:family="text">
      <style:text-properties officeooo:rsid="001bf204"/>
    </style:style>
    <style:style style:name="T2" style:family="text">
      <style:text-properties officeooo:rsid="001c2fc2"/>
    </style:style>
    <style:style style:name="T3" style:family="text">
      <style:text-properties officeooo:rsid="001dcadd"/>
    </style:style>
    <style:style style:name="T4" style:family="text">
      <style:text-properties officeooo:rsid="001e2495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bf204" style:font-size-asian="12pt" style:font-size-complex="12pt"/>
    </style:style>
    <style:style style:name="T7" style:family="text">
      <style:text-properties fo:font-size="12pt" officeooo:rsid="001fde22" style:font-size-asian="12pt" style:font-size-complex="12pt"/>
    </style:style>
    <style:style style:name="T8" style:family="text">
      <style:text-properties officeooo:rsid="001eb3f5"/>
    </style:style>
    <style:style style:name="T9" style:family="text">
      <style:text-properties officeooo:rsid="001fde22"/>
    </style:style>
    <style:style style:name="T10" style:family="text">
      <style:text-properties officeooo:rsid="0020f27a"/>
    </style:style>
    <style:style style:name="T1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se studies on various Countries:</text:p>
      <text:p text:style-name="P11">+ves</text:p>
      <text:p text:style-name="P4">1. <text:s/>Singapore: Tracing, medical facilities, economy, <text:span text:style-name="T8">app: </text:span><text:a xlink:type="simple" xlink:href="https://www.channelnewsasia.com/news/singapore/covid19-trace-together-mobile-app-contact-tracing-coronavirus-12560616" text:style-name="Internet_20_link" text:visited-style-name="Visited_20_Internet_20_Link"><text:span text:style-name="T8">https://www.channelnewsasia.com/news/singapore/covid19-trace-together-mobile-app-contact-tracing-coronavirus-12560616</text:span></text:a></text:p>
      <text:p text:style-name="P4"><text:a xlink:type="simple" xlink:href="https://www.ft.com/content/ca4e0db0-6aaa-11ea-800d-da70cff6e4d3" text:style-name="Internet_20_link" text:visited-style-name="Visited_20_Internet_20_Link">https://www.ft.com/content/ca4e0db0-6aaa-11ea-800d-da70cff6e4d3</text:a></text:p>
      <text:p text:style-name="P4"/>
      <text:p text:style-name="P4">2. Japan: <text:span text:style-name="T8">incorrect data? </text:span><text:a xlink:type="simple" xlink:href="https://www.businessinsider.in/science/news/japan-only-has-924-coronavirus-cases-this-may-be-from-a-lack-of-testing-and-there-are-more-cases-of-infection-than-thought-/articleshow/74720252.cms" text:style-name="Internet_20_link" text:visited-style-name="Visited_20_Internet_20_Link"><text:span text:style-name="T8">https://www.businessinsider.in/science/news/japan-only-has-924-coronavirus-cases-this-may-be-from-a-lack-of-testing-and-there-are-more-cases-of-infection-than-thought-/articleshow/74720252.cms</text:span></text:a></text:p>
      <text:p text:style-name="P4"/>
      <text:p text:style-name="P1"><text:span text:style-name="T6">3. </text:span><text:span text:style-name="T7">Taiwan</text:span><text:span text:style-name="T6">: </text:span>central command centre for epidemics, <text:span text:style-name="T9">SARS experience</text:span></text:p>
      <text:p text:style-name="P1"><text:a xlink:type="simple" xlink:href="https://www.aljazeera.com/news/2020/03/taiwan-reins-spread-coronavirus-countries-stumble-200307034353325.html" text:style-name="Internet_20_link" text:visited-style-name="Visited_20_Internet_20_Link">https://www.aljazeera.com/news/2020/03/taiwan-reins-spread-coronavirus-countries-stumble-200307034353325.html</text:a> <text:line-break/><text:span text:style-name="T9">Hashem Al- Galli video!</text:span></text:p>
      <text:p text:style-name="P4"/>
      <text:p text:style-name="P4"><text:span text:style-name="T9">4</text:span>. Estonia: <text:span text:style-name="T2">Hack the crisis! To involve people for fighting the covid -crisis. </text:span><text:a xlink:type="simple" xlink:href="https://accelerateestonia.ee/en/hack-the-crisis/" text:style-name="Internet_20_link" text:visited-style-name="Visited_20_Internet_20_Link">https://accelerateestonia.ee/en/hack-the-crisis/</text:a></text:p>
      <text:p text:style-name="P4"/>
      <text:p text:style-name="P6"><text:span text:style-name="T9">5. South Korea: previous experiences with MERS, screening, </text:span>smartphone GPS data <text:span text:style-name="T1">to track, religious activities could have potentially lead to an outbreak, second phase.</text:span></text:p>
      <text:p text:style-name="P6"><text:a xlink:type="simple" xlink:href="https://thebulletin.org/2020/03/south-korea-learned-its-successful-covid-19-strategy-from-a-previous-coronavirus-outbreak-mers/" text:style-name="Internet_20_link" text:visited-style-name="Visited_20_Internet_20_Link"><text:span text:style-name="T1">https://thebulletin.org/2020/03/south-korea-learned-its-successful-covid-19-strategy-from-a-previous-coronavirus-outbreak-mers/</text:span></text:a></text:p>
      <text:p text:style-name="P6"/>
      <text:p text:style-name="P4"><text:span text:style-name="T11">-ves</text:span></text:p>
      <text:p text:style-name="P7"><text:span text:style-name="T1">1.Spain: regional political tensions, lack of clarity about rules during lockdown, </text:span>challenge for police <text:tab/>officers on Sunday was to persuade tourists to abide by the new rules</text:p>
      <text:p text:style-name="P7"><text:span text:style-name="T4"><text:s/></text:span><text:a xlink:type="simple" xlink:href="https://www.nytimes.com/2020/03/15/world/europe/spain-coronavirus.html" text:style-name="Internet_20_link" text:visited-style-name="Visited_20_Internet_20_Link"><text:span text:style-name="T4">https://www.nytimes.com/2020/03/15/world/europe/spain-coronavirus.html</text:span></text:a></text:p>
      <text:p text:style-name="P7"/>
      <text:p text:style-name="P4">2.Eucador: <text:span text:style-name="T9">resignation of officials, lack of action</text:span></text:p>
      <text:p text:style-name="P4"><text:a xlink:type="simple" xlink:href="https://in.reuters.com/article/health-coronavirus-ecuador/ecuador-coronavirus-cases-increase-by-over-400-in-less-than-a-week-health-minister-quits-idINKBN21904X" text:style-name="Internet_20_link" text:visited-style-name="Visited_20_Internet_20_Link">https://in.reuters.com/article/health-coronavirus-ecuador/ecuador-coronavirus-cases-increase-by-over-400-in-less-than-a-week-health-minister-quits-idINKBN21904X</text:a></text:p>
      <text:p text:style-name="P4"/>
      <text:p text:style-name="P5">3.Luxembourg: <text:span text:style-name="T10">Cross border workers in the country, high commute to Italy etc..</text:span></text:p>
      <text:p text:style-name="P5">“The necessity for cross-border travel is seen most in the country’s healthcare sector, though, with 62 per cent of Luxembourg’s hospital and healthcare staff commuting in from neighbouring countries.”</text:p>
      <text:p text:style-name="P5"><text:a xlink:type="simple" xlink:href="https://www.newstatesman.com/world/europe/2020/03/luxembourg-coronavirus-covid-19-cases-testing-crossborder" text:style-name="Internet_20_link" text:visited-style-name="Visited_20_Internet_20_Link">https://www.newstatesman.com/world/europe/2020/03/luxembourg-coronavirus-covid-19-cases-testing-crossborder</text:a></text:p>
      <text:p text:style-name="P5"/>
      <text:p text:style-name="P3">4.Pakistan: <text:s/><text:span text:style-name="T2">Quarantine Camps not safe, testing not safe, medical kits less, lockdown delayed due to economic crisis: “</text:span>At least 57 percent of all people who have tested positive for coronavirus in Pakistan passed through the camp at some stage, according to government data.” </text:p>
      <text:p text:style-name="P2"><text:a xlink:type="simple" xlink:href="https://www.aljazeera.com/news/2020/03/pakistani-doctors-decry-lack-supplies-lockdown-debate-rages-200323110940130.html" text:style-name="Internet_20_link" text:visited-style-name="Visited_20_Internet_20_Link"><text:span text:style-name="T5">https://www.aljazeera.com/news/2020/03/pakistani-doctors-decry-lack-supplies-lockdown-debate-rages-200323110940130.html</text:span></text:a></text:p>
      <text:p text:style-name="P8"/>
      <text:p text:style-name="P4">5.Portugal: <text:span text:style-name="T3">well connected with other European countries. Tourism.</text:span></text:p>
      <text:p text:style-name="P9"/>
      <text:p text:style-name="P10">6. Brazil : Govt not serious about the pandemic.</text:p>
      <text:p text:style-name="P10"><text:a xlink:type="simple" xlink:href="https://www.theguardian.com/world/2020/mar/23/brazils-jair-bolsonaro-says-coronavirus-crisis-is-a-media-trick" text:style-name="Internet_20_link" text:visited-style-name="Visited_20_Internet_20_Link">https://www.theguardian.com/world/2020/mar/23/brazils-jair-bolsonaro-says-coronavirus-crisis-is-a-media-trick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13:01:26.728204849</meta:creation-date>
    <dc:date>2020-03-24T14:27:19.072186063</dc:date>
    <meta:editing-duration>PT44M16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214" meta:character-count="2577" meta:non-whitespace-character-count="2380"/>
  </office:meta>
</office:document-meta>
</file>